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UsingMatchersTest.shouldVerifyUsingSameM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erificationUsingMatchersTest.shouldVerifyUsingMixedMatch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VerificationUsingMatchers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UsingMatchersTest.shouldVerifyExactNumberOfInvocationsUsing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